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4A33D4AE693E185C.jpg" manifest:media-type="image/jpeg"/>
  <manifest:file-entry manifest:full-path="Pictures/1000000000000708000004B0E99C0E6C2C72B888.jpg" manifest:media-type="image/jpeg"/>
  <manifest:file-entry manifest:full-path="Pictures/1000000000000708000004B0E695B290F7C510D0.jpg" manifest:media-type="image/jpeg"/>
  <manifest:file-entry manifest:full-path="Pictures/1000000000000708000004B0271E01B07AF69E03.jpg" manifest:media-type="image/jpeg"/>
  <manifest:file-entry manifest:full-path="Pictures/1000000000000780000005A0AC4AEFC65D5AF7B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7cm, 2.921cm, 1.244cm, 3.13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1cm, 2.813cm, 1.228cm, 3.02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1cm, 2.813cm, 1.228cm, 3.22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2.84cm, 1.201cm, 3.1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82cm, 0cm, 11.62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8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462cm" svg:height="8.4cm" svg:x="4.335cm" svg:y="0.741cm">
          <draw:image xlink:href="Pictures/1000000000000780000005A0AC4AEFC65D5AF7B6.jpg" xlink:type="simple" xlink:show="embed" xlink:actuate="onLoad" loext:mime-type="image/jpeg">
            <text:p/>
          </draw:image>
        </draw:frame>
        <draw:frame draw:style-name="gr2" draw:text-style-name="P2" draw:layer="layout" svg:width="2.231cm" svg:height="1.649cm" draw:transform="rotate (1.5707963267949) translate (3.473cm 5.434cm)">
          <draw:text-box>
            <text:p><text:span text:style-name="T1">2016</text:span></text:p>
          </draw:text-box>
        </draw:frame>
        <draw:frame draw:style-name="gr3" draw:text-style-name="P3" draw:layer="layout" svg:width="1.655cm" svg:height="0.89cm" svg:x="7.922cm" svg:y="-0.1cm">
          <draw:text-box>
            <text:p><text:span text:style-name="T2">Jul</text:span></text:p>
          </draw:text-box>
        </draw:frame>
        <draw:frame draw:style-name="gr3" draw:text-style-name="P3" draw:layer="layout" svg:width="1.656cm" svg:height="0.89cm" svg:x="11.323cm" svg:y="-0.1cm">
          <draw:text-box>
            <text:p><text:span text:style-name="T2">Aug</text:span></text:p>
          </draw:text-box>
        </draw:frame>
        <draw:frame draw:style-name="gr4" draw:text-style-name="P1" draw:layer="layout" svg:width="8.922cm" svg:height="8.306cm" svg:x="15.171cm" svg:y="0.741cm">
          <draw:image xlink:href="Pictures/1000000000000708000004B0271E01B07AF69E03.jpg" xlink:type="simple" xlink:show="embed" xlink:actuate="onLoad" loext:mime-type="image/jpeg">
            <text:p/>
          </draw:image>
        </draw:frame>
        <draw:frame draw:style-name="gr3" draw:text-style-name="P3" draw:layer="layout" svg:width="1.656cm" svg:height="0.89cm" svg:x="15.278cm" svg:y="-0.1cm">
          <draw:text-box>
            <text:p><text:span text:style-name="T2">Jun</text:span></text:p>
          </draw:text-box>
        </draw:frame>
        <draw:frame draw:style-name="gr3" draw:text-style-name="P3" draw:layer="layout" svg:width="1.654cm" svg:height="0.89cm" svg:x="19.05cm" svg:y="-0.1cm">
          <draw:text-box>
            <text:p><text:span text:style-name="T2">Jul</text:span></text:p>
          </draw:text-box>
        </draw:frame>
        <draw:frame draw:style-name="gr3" draw:text-style-name="P3" draw:layer="layout" svg:width="1.654cm" svg:height="0.89cm" svg:x="22.546cm" svg:y="-0.1cm">
          <draw:text-box>
            <text:p><text:span text:style-name="T2">Aug</text:span></text:p>
          </draw:text-box>
        </draw:frame>
        <draw:frame draw:style-name="gr5" draw:text-style-name="P1" draw:layer="layout" svg:width="8.279cm" svg:height="8.834cm" svg:x="4.518cm" svg:y="11.391cm">
          <draw:image xlink:href="Pictures/1000000000000708000004B0E695B290F7C510D0.jpg" xlink:type="simple" xlink:show="embed" xlink:actuate="onLoad" loext:mime-type="image/jpeg">
            <text:p/>
          </draw:image>
        </draw:frame>
        <draw:frame draw:style-name="gr6" draw:text-style-name="P1" draw:layer="layout" svg:width="8.828cm" svg:height="8.802cm" svg:x="15.338cm" svg:y="11.423cm">
          <draw:image xlink:href="Pictures/1000000000000708000004B0E99C0E6C2C72B888.jpg" xlink:type="simple" xlink:show="embed" xlink:actuate="onLoad" loext:mime-type="image/jpeg">
            <text:p/>
          </draw:image>
        </draw:frame>
        <draw:frame draw:style-name="gr7" draw:text-style-name="P3" draw:layer="layout" svg:width="1.655cm" svg:height="0.9cm" svg:x="4.526cm" svg:y="20.291cm">
          <draw:text-box>
            <text:p><text:span text:style-name="T2">Jun</text:span></text:p>
          </draw:text-box>
        </draw:frame>
        <draw:frame draw:style-name="gr7" draw:text-style-name="P3" draw:layer="layout" svg:width="1.655cm" svg:height="0.9cm" svg:x="8.022cm" svg:y="20.291cm">
          <draw:text-box>
            <text:p><text:span text:style-name="T2">Jul</text:span></text:p>
          </draw:text-box>
        </draw:frame>
        <draw:frame draw:style-name="gr7" draw:text-style-name="P3" draw:layer="layout" svg:width="1.656cm" svg:height="0.9cm" svg:x="11.423cm" svg:y="20.291cm">
          <draw:text-box>
            <text:p><text:span text:style-name="T2">Aug</text:span></text:p>
          </draw:text-box>
        </draw:frame>
        <draw:frame draw:style-name="gr7" draw:text-style-name="P3" draw:layer="layout" svg:width="1.656cm" svg:height="0.9cm" svg:x="15.378cm" svg:y="20.291cm">
          <draw:text-box>
            <text:p><text:span text:style-name="T2">Jun</text:span></text:p>
          </draw:text-box>
        </draw:frame>
        <draw:frame draw:style-name="gr7" draw:text-style-name="P3" draw:layer="layout" svg:width="1.654cm" svg:height="0.9cm" svg:x="19.15cm" svg:y="20.291cm">
          <draw:text-box>
            <text:p><text:span text:style-name="T2">Jul</text:span></text:p>
          </draw:text-box>
        </draw:frame>
        <draw:frame draw:style-name="gr7" draw:text-style-name="P3" draw:layer="layout" svg:width="1.654cm" svg:height="0.9cm" svg:x="22.646cm" svg:y="20.291cm">
          <draw:text-box>
            <text:p><text:span text:style-name="T2">Aug</text:span></text:p>
          </draw:text-box>
        </draw:frame>
        <draw:frame draw:style-name="gr8" draw:text-style-name="P2" draw:layer="layout" svg:width="2.077cm" svg:height="1.648cm" draw:transform="rotate (1.5707963267949) translate (14.327cm 5.448cm)">
          <draw:text-box>
            <text:p><text:span text:style-name="T1">2017</text:span></text:p>
          </draw:text-box>
        </draw:frame>
        <draw:frame draw:style-name="gr8" draw:text-style-name="P2" draw:layer="layout" svg:width="2.005cm" svg:height="1.648cm" draw:transform="rotate (1.5707963267949) translate (14.328cm 16.375cm)">
          <draw:text-box>
            <text:p><text:span text:style-name="T1">2019</text:span></text:p>
          </draw:text-box>
        </draw:frame>
        <draw:frame draw:style-name="gr8" draw:text-style-name="P2" draw:layer="layout" svg:width="2.109cm" svg:height="1.648cm" draw:transform="rotate (1.5707963267949) translate (3.568cm 16.289cm)">
          <draw:text-box>
            <text:p><text:span text:style-name="T1">2018</text:span></text:p>
          </draw:text-box>
        </draw:frame>
        <draw:frame draw:style-name="gr3" draw:text-style-name="P3" draw:layer="layout" svg:width="1.654cm" svg:height="0.89cm" svg:x="4.474cm" svg:y="-0.1cm">
          <draw:text-box>
            <text:p><text:span text:style-name="T2">Jun</text:span></text:p>
          </draw:text-box>
        </draw:frame>
        <draw:frame draw:style-name="gr9" draw:text-style-name="P1" draw:layer="layout" svg:width="0.81cm" svg:height="17.732cm" draw:transform="rotate (-1.5707963267949) translate (22.901cm 9.54cm)">
          <draw:image xlink:href="Pictures/1000000000000708000004B04A33D4AE693E185C.jpg" xlink:type="simple" xlink:show="embed" xlink:actuate="onLoad" loext:mime-type="image/jpeg">
            <text:p/>
          </draw:image>
        </draw:frame>
        <draw:frame draw:style-name="gr10" draw:text-style-name="P3" draw:layer="layout" svg:width="0.788cm" svg:height="0.939cm" svg:x="6.844cm" svg:y="10.35cm">
          <draw:text-box>
            <text:p><text:span text:style-name="T2">0</text:span></text:p>
          </draw:text-box>
        </draw:frame>
        <draw:frame draw:style-name="gr11" draw:text-style-name="P4" draw:layer="layout" svg:width="2.099cm" svg:height="1.633cm" svg:x="8.617cm" svg:y="10.35cm">
          <draw:text-box>
            <text:p><text:span text:style-name="T3">5800</text:span></text:p>
          </draw:text-box>
        </draw:frame>
        <draw:frame draw:style-name="gr11" draw:text-style-name="P4" draw:layer="layout" svg:width="2.266cm" svg:height="1.633cm" svg:x="10.785cm" svg:y="10.35cm">
          <draw:text-box>
            <text:p><text:span text:style-name="T3">11600</text:span></text:p>
          </draw:text-box>
        </draw:frame>
        <draw:frame draw:style-name="gr11" draw:text-style-name="P4" draw:layer="layout" svg:width="2.265cm" svg:height="1.633cm" svg:x="12.952cm" svg:y="10.351cm">
          <draw:text-box>
            <text:p><text:span text:style-name="T3">17400</text:span></text:p>
          </draw:text-box>
        </draw:frame>
        <draw:frame draw:style-name="gr11" draw:text-style-name="P4" draw:layer="layout" svg:width="2.267cm" svg:height="1.633cm" svg:x="15.217cm" svg:y="10.352cm">
          <draw:text-box>
            <text:p><text:span text:style-name="T3">23200</text:span></text:p>
          </draw:text-box>
        </draw:frame>
        <draw:frame draw:style-name="gr11" draw:text-style-name="P4" draw:layer="layout" svg:width="2.266cm" svg:height="1.633cm" svg:x="17.484cm" svg:y="10.353cm">
          <draw:text-box>
            <text:p><text:span text:style-name="T3">29000</text:span></text:p>
          </draw:text-box>
        </draw:frame>
        <draw:frame draw:style-name="gr11" draw:text-style-name="P4" draw:layer="layout" svg:width="2.266cm" svg:height="1.633cm" svg:x="19.75cm" svg:y="10.354cm">
          <draw:text-box>
            <text:p><text:span text:style-name="T3">34800</text:span></text:p>
          </draw:text-box>
        </draw:frame>
        <draw:frame draw:style-name="gr12" draw:text-style-name="P3" draw:layer="layout" svg:width="2.444cm" svg:height="1.328cm" svg:x="12.872cm" svg:y="9.137cm">
          <draw:text-box>
            <text:p><text:span text:style-name="T2">cells/mL</text:span></text:p>
          </draw:text-box>
        </draw:frame>
        <draw:frame draw:style-name="gr3" draw:text-style-name="P3" draw:layer="layout" svg:width="1.654cm" svg:height="0.89cm" draw:transform="rotate (-0.785398163397448) translate (24.23cm 0.3cm)">
          <draw:text-box>
            <text:p><text:span text:style-name="T4">78000</text:span></text:p>
          </draw:text-box>
        </draw:frame>
        <draw:frame draw:style-name="gr3" draw:text-style-name="P3" draw:layer="layout" svg:width="1.654cm" svg:height="0.89cm" draw:transform="rotate (-0.785398163397448) translate (24.23cm 8.401cm)">
          <draw:text-box>
            <text:p><text:span text:style-name="T4">72000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3:24:21.848111654</meta:creation-date>
    <dc:date>2020-09-02T16:34:18.172155566</dc:date>
    <meta:editing-duration>PT16M58S</meta:editing-duration>
    <meta:editing-cycles>4</meta:editing-cycles>
    <meta:generator>LibreOffice/6.4.5.2$Linux_X86_64 LibreOffice_project/40$Build-2</meta:generator>
    <meta:document-statistic meta:object-count="54"/>
  </office:meta>
</office:document-meta>
</file>